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247cm"/>
    </style:style>
    <style:style style:name="co23" style:family="table-column">
      <style:table-column-properties fo:break-before="auto" style:column-width="1.138cm"/>
    </style:style>
    <style:style style:name="co24" style:family="table-column">
      <style:table-column-properties fo:break-before="auto" style:column-width="1.02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0.7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2"/>
    <style:style style:name="ce2" style:family="table-cell" style:parent-style-name="Default">
      <style:table-cell-properties fo:background-color="#ccffff"/>
    </style:style>
    <style:style style:name="ce3" style:family="table-cell" style:parent-style-name="Default" style:data-style-name="N117">
      <style:table-cell-properties fo:background-color="#ffccff"/>
    </style:style>
    <style:style style:name="ce4" style:family="table-cell" style:parent-style-name="Default" style:data-style-name="N117">
      <style:table-cell-properties fo:background-color="#ccffff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 style:data-style-name="N116"/>
    <style:style style:name="ce8" style:family="table-cell" style:parent-style-name="Default" style:data-style-name="N116">
      <style:table-cell-properties fo:background-color="#ccffff"/>
    </style:style>
    <style:style style:name="ce9" style:family="table-cell" style:parent-style-name="Default" style:data-style-name="N116">
      <style:table-cell-properties fo:background-color="#ffcc99"/>
    </style:style>
    <style:style style:name="ce11" style:family="table-cell" style:parent-style-name="Default" style:data-style-name="N116">
      <style:table-cell-properties fo:background-color="#ffffcc"/>
    </style:style>
    <style:style style:name="ce12" style:family="table-cell" style:parent-style-name="Default" style:data-style-name="N30"/>
  </office:automatic-styles>
  <office:body>
    <office:spreadsheet>
      <table:table table:name="ppp1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3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25.7376955220811">
            <text:p>25.7377</text:p>
          </table:table-cell>
          <table:table-cell table:style-name="ce3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5.19172398943266">
            <text:p>5.1917</text:p>
          </table:table-cell>
          <table:table-cell table:style-name="ce3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36.6403158998896">
            <text:p>36.6403</text:p>
          </table:table-cell>
          <table:table-cell table:style-name="ce3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36.5629923511109">
            <text:p>36.5630</text:p>
          </table:table-cell>
          <table:table-cell table:style-name="ce3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4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4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25.4828668535456">
            <text:p>25.4829</text:p>
          </table:table-cell>
          <table:table-cell table:style-name="ce4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5.1403207816165">
            <text:p>5.1403</text:p>
          </table:table-cell>
          <table:table-cell table:style-name="ce4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36.2775404949402">
            <text:p>36.2775</text:p>
          </table:table-cell>
          <table:table-cell table:style-name="ce4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36.2009825258523">
            <text:p>36.2010</text:p>
          </table:table-cell>
          <table:table-cell table:style-name="ce4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4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4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25.2305612411343">
            <text:p>25.2306</text:p>
          </table:table-cell>
          <table:table-cell table:style-name="ce4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5.08942651645198">
            <text:p>5.0894</text:p>
          </table:table-cell>
          <table:table-cell table:style-name="ce4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35.9183569256834">
            <text:p>35.9184</text:p>
          </table:table-cell>
          <table:table-cell table:style-name="ce4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35.8425569562894">
            <text:p>35.8426</text:p>
          </table:table-cell>
          <table:table-cell table:style-name="ce4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4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4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24.9807537040933">
            <text:p>24.9808</text:p>
          </table:table-cell>
          <table:table-cell table:style-name="ce4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5.03903615490295">
            <text:p>5.0390</text:p>
          </table:table-cell>
          <table:table-cell table:style-name="ce4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35.5627296293895">
            <text:p>35.5627</text:p>
          </table:table-cell>
          <table:table-cell table:style-name="ce4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35.487680154742">
            <text:p>35.4877</text:p>
          </table:table-cell>
          <table:table-cell table:style-name="ce4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4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4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24.7334195090033">
            <text:p>24.7334</text:p>
          </table:table-cell>
          <table:table-cell table:style-name="ce4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4.9891447078247">
            <text:p>4.9891</text:p>
          </table:table-cell>
          <table:table-cell table:style-name="ce4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35.2106233954352">
            <text:p>35.2106</text:p>
          </table:table-cell>
          <table:table-cell table:style-name="ce4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35.1363169848931">
            <text:p>35.1363</text:p>
          </table:table-cell>
          <table:table-cell table:style-name="ce4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4" table:formula="of:=[.A6]" office:value-type="float" office:value="6.51">
            <text:p>6.51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6.842075426151">
            <text:p>6.8421</text:p>
          </table:table-cell>
          <table:table-cell table:style-name="ce4" table:formula="of:=[.D6]" office:value-type="float" office:value="23.3">
            <text:p>23.3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24.48853416733">
            <text:p>24.4885</text:p>
          </table:table-cell>
          <table:table-cell table:style-name="ce4" table:formula="of:=[.G6]" office:value-type="float" office:value="4.7">
            <text:p>4.70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4.93974723547">
            <text:p>4.9397</text:p>
          </table:table-cell>
          <table:table-cell table:style-name="ce4" table:formula="of:=[.J6]" office:value-type="float" office:value="33.17">
            <text:p>33.17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34.862003361817">
            <text:p>34.8620</text:p>
          </table:table-cell>
          <table:table-cell table:style-name="ce4" table:formula="of:=[.M6]" office:value-type="float" office:value="33.1">
            <text:p>33.10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34.78843265831">
            <text:p>34.7884</text:p>
          </table:table-cell>
          <table:table-cell table:style-name="ce4" table:formula="of:=[.P6]" office:value-type="float" office:value="1.413">
            <text:p>1.413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1.4850772007913">
            <text:p>1.4851</text:p>
          </table:table-cell>
          <table:table-cell table:style-name="ce2" table:number-columns-repeated="1006"/>
        </table:table-row>
        <table:table-row table:style-name="ro1">
          <table:table-cell table:style-name="ce4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4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24.246073433">
            <text:p>24.2461</text:p>
          </table:table-cell>
          <table:table-cell table:style-name="ce4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4.890838847">
            <text:p>4.8908</text:p>
          </table:table-cell>
          <table:table-cell table:style-name="ce4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34.5168350117">
            <text:p>34.5168</text:p>
          </table:table-cell>
          <table:table-cell table:style-name="ce4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34.443992731">
            <text:p>34.4440</text:p>
          </table:table-cell>
          <table:table-cell table:style-name="ce4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4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4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24.0060133">
            <text:p>24.0060</text:p>
          </table:table-cell>
          <table:table-cell table:style-name="ce4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4.8424147">
            <text:p>4.8424</text:p>
          </table:table-cell>
          <table:table-cell table:style-name="ce4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34.17508417">
            <text:p>34.1751</text:p>
          </table:table-cell>
          <table:table-cell table:style-name="ce4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34.1029631">
            <text:p>34.1030</text:p>
          </table:table-cell>
          <table:table-cell table:style-name="ce4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4" table:formula="of:=[.A9]" office:value-type="float" office:value="6.51">
            <text:p>6.51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6.640851">
            <text:p>6.6409</text:p>
          </table:table-cell>
          <table:table-cell table:style-name="ce4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23.76833">
            <text:p>23.7683</text:p>
          </table:table-cell>
          <table:table-cell table:style-name="ce4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4.79447">
            <text:p>4.7945</text:p>
          </table:table-cell>
          <table:table-cell table:style-name="ce4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33.836717">
            <text:p>33.8367</text:p>
          </table:table-cell>
          <table:table-cell table:style-name="ce4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33.76531">
            <text:p>33.7653</text:p>
          </table:table-cell>
          <table:table-cell table:style-name="ce4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4" table:formula="of:=[.A10]" office:value-type="float" office:value="6.51">
            <text:p>6.51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6.5751">
            <text:p>6.5751</text:p>
          </table:table-cell>
          <table:table-cell table:style-name="ce4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23.533">
            <text:p>23.5330</text:p>
          </table:table-cell>
          <table:table-cell table:style-name="ce4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4.747">
            <text:p>4.7470</text:p>
          </table:table-cell>
          <table:table-cell table:style-name="ce4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33.5017">
            <text:p>33.5017</text:p>
          </table:table-cell>
          <table:table-cell table:style-name="ce4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33.431">
            <text:p>33.4310</text:p>
          </table:table-cell>
          <table:table-cell table:style-name="ce4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4" table:formula="of:=[.A11]" office:value-type="float" office:value="6.51">
            <text:p>6.51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6.51">
            <text:p>6.5100</text:p>
          </table:table-cell>
          <table:table-cell table:style-name="ce4" table:formula="of:=[.D11]" office:value-type="float" office:value="23.3">
            <text:p>23.3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23.3">
            <text:p>23.3000</text:p>
          </table:table-cell>
          <table:table-cell table:style-name="ce4" table:formula="of:=[.G11]" office:value-type="float" office:value="4.7">
            <text:p>4.70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4.7">
            <text:p>4.7000</text:p>
          </table:table-cell>
          <table:table-cell table:style-name="ce4" table:formula="of:=[.J11]" office:value-type="float" office:value="33.17">
            <text:p>33.17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33.17">
            <text:p>33.1700</text:p>
          </table:table-cell>
          <table:table-cell table:style-name="ce4" table:formula="of:=[.M11]" office:value-type="float" office:value="33.1">
            <text:p>33.10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33.1">
            <text:p>33.1000</text:p>
          </table:table-cell>
          <table:table-cell table:style-name="ce4" table:formula="of:=[.P11]" office:value-type="float" office:value="1.413">
            <text:p>1.413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1.413">
            <text:p>1.4130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2]" office:value-type="float" office:value="6.51">
            <text:p>6.51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6.44554455445545">
            <text:p>6.4455</text:p>
          </table:table-cell>
          <table:table-cell table:style-name="ce4" table:formula="of:=[.D12]" office:value-type="float" office:value="23.3">
            <text:p>23.3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23.0693069306931">
            <text:p>23.0693</text:p>
          </table:table-cell>
          <table:table-cell table:style-name="ce4" table:formula="of:=[.G12]" office:value-type="float" office:value="4.7">
            <text:p>4.70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4.65346534653465">
            <text:p>4.6535</text:p>
          </table:table-cell>
          <table:table-cell table:style-name="ce4" table:formula="of:=[.J12]" office:value-type="float" office:value="33.17">
            <text:p>33.17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32.8415841584158">
            <text:p>32.8416</text:p>
          </table:table-cell>
          <table:table-cell table:style-name="ce4" table:formula="of:=[.M12]" office:value-type="float" office:value="33.1">
            <text:p>33.10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32.7722772277228">
            <text:p>32.7723</text:p>
          </table:table-cell>
          <table:table-cell table:style-name="ce4" table:formula="of:=[.P12]" office:value-type="float" office:value="1.413">
            <text:p>1.413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4" table:formula="of:=[.A13]" office:value-type="float" office:value="6.51">
            <text:p>6.51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6.38172728163906">
            <text:p>6.3817</text:p>
          </table:table-cell>
          <table:table-cell table:style-name="ce4" table:formula="of:=[.D13]" office:value-type="float" office:value="23.3">
            <text:p>23.3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22.8408979511813">
            <text:p>22.8409</text:p>
          </table:table-cell>
          <table:table-cell table:style-name="ce4" table:formula="of:=[.G13]" office:value-type="float" office:value="4.7">
            <text:p>4.70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4.60739143221253">
            <text:p>4.6074</text:p>
          </table:table-cell>
          <table:table-cell table:style-name="ce4" table:formula="of:=[.J13]" office:value-type="float" office:value="33.17">
            <text:p>33.17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32.5164199588276">
            <text:p>32.5164</text:p>
          </table:table-cell>
          <table:table-cell table:style-name="ce4" table:formula="of:=[.M13]" office:value-type="float" office:value="33.1">
            <text:p>33.10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32.4477992353691">
            <text:p>32.4478</text:p>
          </table:table-cell>
          <table:table-cell table:style-name="ce4" table:formula="of:=[.P13]" office:value-type="float" office:value="1.413">
            <text:p>1.413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4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4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22.6147504467141">
            <text:p>22.6148</text:p>
          </table:table-cell>
          <table:table-cell table:style-name="ce4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4.56177369525993">
            <text:p>4.5618</text:p>
          </table:table-cell>
          <table:table-cell table:style-name="ce4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32.19447520676">
            <text:p>32.1945</text:p>
          </table:table-cell>
          <table:table-cell table:style-name="ce4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32.126533896405">
            <text:p>32.1265</text:p>
          </table:table-cell>
          <table:table-cell table:style-name="ce4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4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4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22.3908420264496">
            <text:p>22.3908</text:p>
          </table:table-cell>
          <table:table-cell table:style-name="ce4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4.51660761906924">
            <text:p>4.5166</text:p>
          </table:table-cell>
          <table:table-cell table:style-name="ce4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31.875718026495">
            <text:p>31.8757</text:p>
          </table:table-cell>
          <table:table-cell table:style-name="ce4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31.8084494023812">
            <text:p>31.8084</text:p>
          </table:table-cell>
          <table:table-cell table:style-name="ce4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4" table:formula="of:=[.A16]" office:value-type="float" office:value="6.51">
            <text:p>6.51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6.19404162631993">
            <text:p>6.1940</text:p>
          </table:table-cell>
          <table:table-cell table:style-name="ce4" table:formula="of:=[.D16]" office:value-type="float" office:value="23.3">
            <text:p>23.3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22.1691505212372">
            <text:p>22.1692</text:p>
          </table:table-cell>
          <table:table-cell table:style-name="ce4" table:formula="of:=[.G16]" office:value-type="float" office:value="4.7">
            <text:p>4.70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4.47188873175172">
            <text:p>4.4719</text:p>
          </table:table-cell>
          <table:table-cell table:style-name="ce4" table:formula="of:=[.J16]" office:value-type="float" office:value="33.17">
            <text:p>33.17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31.5601168579159">
            <text:p>31.5601</text:p>
          </table:table-cell>
          <table:table-cell table:style-name="ce4" table:formula="of:=[.M16]" office:value-type="float" office:value="33.1">
            <text:p>33.10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31.4935142597834">
            <text:p>31.4935</text:p>
          </table:table-cell>
          <table:table-cell table:style-name="ce4" table:formula="of:=[.P16]" office:value-type="float" office:value="1.413">
            <text:p>1.413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1.34442101658834">
            <text:p>1.3444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4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21.949653981423">
            <text:p>21.9497</text:p>
          </table:table-cell>
          <table:table-cell table:style-name="ce4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4.42761260569477">
            <text:p>4.4276</text:p>
          </table:table-cell>
          <table:table-cell table:style-name="ce4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31.247640453382">
            <text:p>31.2476</text:p>
          </table:table-cell>
          <table:table-cell table:style-name="ce4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31.1816972869142">
            <text:p>31.1817</text:p>
          </table:table-cell>
          <table:table-cell table:style-name="ce4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4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4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21.7323306746762">
            <text:p>21.7323</text:p>
          </table:table-cell>
          <table:table-cell table:style-name="ce4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4.38377485712354">
            <text:p>4.3838</text:p>
          </table:table-cell>
          <table:table-cell table:style-name="ce4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30.9382578746357">
            <text:p>30.9383</text:p>
          </table:table-cell>
          <table:table-cell table:style-name="ce4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30.8729676108062">
            <text:p>30.8730</text:p>
          </table:table-cell>
          <table:table-cell table:style-name="ce4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4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4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21.5171590838379">
            <text:p>21.5172</text:p>
          </table:table-cell>
          <table:table-cell table:style-name="ce4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4.34037114566687">
            <text:p>4.3404</text:p>
          </table:table-cell>
          <table:table-cell table:style-name="ce4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30.6319384897383">
            <text:p>30.6319</text:p>
          </table:table-cell>
          <table:table-cell table:style-name="ce4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30.5672946641645">
            <text:p>30.5673</text:p>
          </table:table-cell>
          <table:table-cell table:style-name="ce4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4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4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21.30411790479">
            <text:p>21.3041</text:p>
          </table:table-cell>
          <table:table-cell table:style-name="ce4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4.29739717392759">
            <text:p>4.2974</text:p>
          </table:table-cell>
          <table:table-cell table:style-name="ce4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30.3286519700379">
            <text:p>30.3287</text:p>
          </table:table-cell>
          <table:table-cell table:style-name="ce4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30.2646481823411">
            <text:p>30.2646</text:p>
          </table:table-cell>
          <table:table-cell table:style-name="ce4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4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4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21.0931860443465">
            <text:p>21.0932</text:p>
          </table:table-cell>
          <table:table-cell table:style-name="ce4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4.25484868705702">
            <text:p>4.2548</text:p>
          </table:table-cell>
          <table:table-cell table:style-name="ce4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30.0283682871662">
            <text:p>30.0284</text:p>
          </table:table-cell>
          <table:table-cell table:style-name="ce4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29.9649982003377">
            <text:p>29.9650</text:p>
          </table:table-cell>
          <table:table-cell table:style-name="ce4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3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36.4414839173156">
            <text:p>36.4415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4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4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36.0806771458571">
            <text:p>36.0807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4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4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35.7234427186704">
            <text:p>35.7234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4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4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35.3697452660103">
            <text:p>35.369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4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4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35.019549768327">
            <text:p>35.0195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4" table:formula="of:=[.A29]" office:value-type="float" office:value="6.52">
            <text:p>6.52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6.852585526652">
            <text:p>6.8526</text:p>
          </table:table-cell>
          <table:table-cell table:style-name="ce4" table:formula="of:=[.D29]" office:value-type="float" office:value="32.99">
            <text:p>32.990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34.672821552799">
            <text:p>34.6728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1.417">
            <text:p>1.417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4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4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34.3295262899">
            <text:p>34.3295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4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4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33.98962999">
            <text:p>33.989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4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4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33.653099">
            <text:p>33.6531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4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4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33.3199">
            <text:p>33.3199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4" table:formula="of:=[.A34]" office:value-type="float" office:value="6.52">
            <text:p>6.52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6.52">
            <text:p>6.5200</text:p>
          </table:table-cell>
          <table:table-cell table:style-name="ce4" table:formula="of:=[.D34]" office:value-type="float" office:value="32.99">
            <text:p>32.990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32.99">
            <text:p>32.990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1.417">
            <text:p>1.417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4" table:formula="of:=[.A35]" office:value-type="float" office:value="6.52">
            <text:p>6.52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6.45544554455446">
            <text:p>6.4554</text:p>
          </table:table-cell>
          <table:table-cell table:style-name="ce4" table:formula="of:=[.D35]" office:value-type="float" office:value="32.99">
            <text:p>32.990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32.6633663366337">
            <text:p>32.6634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1.417">
            <text:p>1.417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4" table:formula="of:=[.A36]" office:value-type="float" office:value="6.52">
            <text:p>6.52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6.39153024213312">
            <text:p>6.3915</text:p>
          </table:table-cell>
          <table:table-cell table:style-name="ce4" table:formula="of:=[.D36]" office:value-type="float" office:value="32.99">
            <text:p>32.990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32.3399666699343">
            <text:p>32.340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1.417">
            <text:p>1.417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4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4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32.019768980133">
            <text:p>32.0198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4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4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31.7027415644881">
            <text:p>31.7027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4" table:formula="of:=[.A39]" office:value-type="float" office:value="6.52">
            <text:p>6.52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6.203556283196">
            <text:p>6.2036</text:p>
          </table:table-cell>
          <table:table-cell table:style-name="ce4" table:formula="of:=[.D39]" office:value-type="float" office:value="32.99">
            <text:p>32.990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31.3888530341466">
            <text:p>31.3889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1.417">
            <text:p>1.417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4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4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31.0780723110363">
            <text:p>31.0781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4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4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30.7703686247884">
            <text:p>30.7704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4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4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30.4657115096915">
            <text:p>30.4657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4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4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30.1640708016747">
            <text:p>30.1641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4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4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29.8654166353215">
            <text:p>29.8654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28.99">
            <text:p>28.990</text:p>
          </table:table-cell>
          <table:table-cell office:value-type="float" office:value="10">
            <text:p>10</text:p>
          </table:table-cell>
          <table:table-cell table:formula="of:=[.C3]*1.01" office:value-type="float" office:value="32.0229954156708">
            <text:p>32.0230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20.74">
            <text:p>20.74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22.9098628810284">
            <text:p>22.9099</text:p>
          </table:table-cell>
          <table:table-cell table:style-name="ce3" office:value-type="float" office:value="20.94">
            <text:p>20.94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23.1307873061106">
            <text:p>23.1308</text:p>
          </table:table-cell>
          <table:table-cell table:style-name="ce3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32.3101971682777">
            <text:p>32.3102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28.99">
            <text:p>28.99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1.7059360551196">
            <text:p>31.7059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20.74">
            <text:p>20.74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22.6830325554736">
            <text:p>22.6830</text:p>
          </table:table-cell>
          <table:table-cell table:style-name="ce4" table:formula="of:=[.V2]" office:value-type="float" office:value="20.94">
            <text:p>20.94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22.9017696100105">
            <text:p>22.9018</text:p>
          </table:table-cell>
          <table:table-cell table:style-name="ce4" table:formula="of:=[.Y2]" office:value-type="float" office:value="29.25">
            <text:p>29.25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31.9902942260176">
            <text:p>31.9903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28.99">
            <text:p>28.99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1.392015896158">
            <text:p>31.3920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20.74">
            <text:p>20.74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22.4584480747264">
            <text:p>22.4584</text:p>
          </table:table-cell>
          <table:table-cell table:style-name="ce4" table:formula="of:=[.V3]" office:value-type="float" office:value="20.94">
            <text:p>20.94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22.675019415852">
            <text:p>22.6750</text:p>
          </table:table-cell>
          <table:table-cell table:style-name="ce4" table:formula="of:=[.Y3]" office:value-type="float" office:value="29.25">
            <text:p>29.25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31.6735586396213">
            <text:p>31.6736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28.99">
            <text:p>28.99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31.0812038575822">
            <text:p>31.0812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20.74">
            <text:p>20.74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22.2360872026994">
            <text:p>22.2361</text:p>
          </table:table-cell>
          <table:table-cell table:style-name="ce4" table:formula="of:=[.V4]" office:value-type="float" office:value="20.94">
            <text:p>20.94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22.4505142731208">
            <text:p>22.4505</text:p>
          </table:table-cell>
          <table:table-cell table:style-name="ce4" table:formula="of:=[.Y4]" office:value-type="float" office:value="29.25">
            <text:p>29.25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31.35995904913">
            <text:p>31.3600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28.99">
            <text:p>28.99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30.773469165923">
            <text:p>30.7735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20.74">
            <text:p>20.74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22.0159279234647">
            <text:p>22.0159</text:p>
          </table:table-cell>
          <table:table-cell table:style-name="ce4" table:formula="of:=[.V5]" office:value-type="float" office:value="20.94">
            <text:p>20.94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22.2282319535849">
            <text:p>22.2282</text:p>
          </table:table-cell>
          <table:table-cell table:style-name="ce4" table:formula="of:=[.Y5]" office:value-type="float" office:value="29.25">
            <text:p>29.25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31.0494644050793">
            <text:p>31.0495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28.99">
            <text:p>28.99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30.468781352399">
            <text:p>30.4688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20.74">
            <text:p>20.74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21.797948439074">
            <text:p>21.7979</text:p>
          </table:table-cell>
          <table:table-cell table:style-name="ce4" table:formula="of:=[.V6]" office:value-type="float" office:value="20.94">
            <text:p>20.94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22.008150449094">
            <text:p>22.0082</text:p>
          </table:table-cell>
          <table:table-cell table:style-name="ce4" table:formula="of:=[.Y6]" office:value-type="float" office:value="29.25">
            <text:p>29.25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30.742043965425">
            <text:p>30.7420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28.99">
            <text:p>28.99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30.1671102499">
            <text:p>30.1671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20.74">
            <text:p>20.74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21.5821271674">
            <text:p>21.5821</text:p>
          </table:table-cell>
          <table:table-cell table:style-name="ce4" table:formula="of:=[.V7]" office:value-type="float" office:value="20.94">
            <text:p>20.94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21.7902479694">
            <text:p>21.7902</text:p>
          </table:table-cell>
          <table:table-cell table:style-name="ce4" table:formula="of:=[.Y7]" office:value-type="float" office:value="29.25">
            <text:p>29.25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30.4376672925">
            <text:p>30.4377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28.99">
            <text:p>28.99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29.86842599">
            <text:p>29.8684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20.74">
            <text:p>20.74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21.36844274">
            <text:p>21.3684</text:p>
          </table:table-cell>
          <table:table-cell table:style-name="ce4" table:formula="of:=[.V8]" office:value-type="float" office:value="20.94">
            <text:p>20.94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21.57450294">
            <text:p>21.5745</text:p>
          </table:table-cell>
          <table:table-cell table:style-name="ce4" table:formula="of:=[.Y8]" office:value-type="float" office:value="29.25">
            <text:p>29.25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30.13630425">
            <text:p>30.1363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28.99">
            <text:p>28.99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29.572699">
            <text:p>29.5727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20.74">
            <text:p>20.74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21.156874">
            <text:p>21.1569</text:p>
          </table:table-cell>
          <table:table-cell table:style-name="ce4" table:formula="of:=[.V9]" office:value-type="float" office:value="20.94">
            <text:p>20.94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21.360894">
            <text:p>21.3609</text:p>
          </table:table-cell>
          <table:table-cell table:style-name="ce4" table:formula="of:=[.Y9]" office:value-type="float" office:value="29.25">
            <text:p>29.25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29.837925">
            <text:p>29.8379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28.99">
            <text:p>28.99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29.2799">
            <text:p>29.2799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20.74">
            <text:p>20.74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20.9474">
            <text:p>20.9474</text:p>
          </table:table-cell>
          <table:table-cell table:style-name="ce4" table:formula="of:=[.V10]" office:value-type="float" office:value="20.94">
            <text:p>20.94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21.1494">
            <text:p>21.1494</text:p>
          </table:table-cell>
          <table:table-cell table:style-name="ce4" table:formula="of:=[.Y10]" office:value-type="float" office:value="29.25">
            <text:p>29.25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29.5425">
            <text:p>29.5425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28.99">
            <text:p>28.99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28.99">
            <text:p>28.99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20.74">
            <text:p>20.74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20.74">
            <text:p>20.7400</text:p>
          </table:table-cell>
          <table:table-cell table:style-name="ce4" table:formula="of:=[.V11]" office:value-type="float" office:value="20.94">
            <text:p>20.94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20.94">
            <text:p>20.9400</text:p>
          </table:table-cell>
          <table:table-cell table:style-name="ce4" table:formula="of:=[.Y11]" office:value-type="float" office:value="29.25">
            <text:p>29.25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29.25">
            <text:p>29.25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28.99">
            <text:p>28.99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28.7029702970297">
            <text:p>28.7030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20.74">
            <text:p>20.74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20.5346534653465">
            <text:p>20.5347</text:p>
          </table:table-cell>
          <table:table-cell table:style-name="ce4" table:formula="of:=[.V12]" office:value-type="float" office:value="20.94">
            <text:p>20.94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20.7326732673267">
            <text:p>20.7327</text:p>
          </table:table-cell>
          <table:table-cell table:style-name="ce4" table:formula="of:=[.Y12]" office:value-type="float" office:value="29.25">
            <text:p>29.25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28.960396039604">
            <text:p>28.9604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28.99">
            <text:p>28.99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28.4187824723066">
            <text:p>28.4188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20.74">
            <text:p>20.74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20.3313400646995">
            <text:p>20.3313</text:p>
          </table:table-cell>
          <table:table-cell table:style-name="ce4" table:formula="of:=[.V13]" office:value-type="float" office:value="20.94">
            <text:p>20.94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20.5273992745809">
            <text:p>20.5274</text:p>
          </table:table-cell>
          <table:table-cell table:style-name="ce4" table:formula="of:=[.Y13]" office:value-type="float" office:value="29.25">
            <text:p>29.25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28.6736594451524">
            <text:p>28.6737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28.99">
            <text:p>28.99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8.1374083884224">
            <text:p>28.1374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20.74">
            <text:p>20.74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20.1300396680193">
            <text:p>20.1300</text:p>
          </table:table-cell>
          <table:table-cell table:style-name="ce4" table:formula="of:=[.V14]" office:value-type="float" office:value="20.94">
            <text:p>20.94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20.3241576976049">
            <text:p>20.3242</text:p>
          </table:table-cell>
          <table:table-cell table:style-name="ce4" table:formula="of:=[.Y14]" office:value-type="float" office:value="29.25">
            <text:p>29.25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28.3897618268836">
            <text:p>28.3898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28.99">
            <text:p>28.99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7.8588201865568">
            <text:p>27.8588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20.74">
            <text:p>20.74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9.9307323445736">
            <text:p>19.9307</text:p>
          </table:table-cell>
          <table:table-cell table:style-name="ce4" table:formula="of:=[.V15]" office:value-type="float" office:value="20.94">
            <text:p>20.94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20.1229284134702">
            <text:p>20.1229</text:p>
          </table:table-cell>
          <table:table-cell table:style-name="ce4" table:formula="of:=[.Y15]" office:value-type="float" office:value="29.25">
            <text:p>29.25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28.1086750761224">
            <text:p>28.1087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28.99">
            <text:p>28.99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27.5829902837196">
            <text:p>27.5830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20.74">
            <text:p>20.74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9.733398360964">
            <text:p>19.7334</text:p>
          </table:table-cell>
          <table:table-cell table:style-name="ce4" table:formula="of:=[.V16]" office:value-type="float" office:value="20.94">
            <text:p>20.94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19.9236914984853">
            <text:p>19.9237</text:p>
          </table:table-cell>
          <table:table-cell table:style-name="ce4" table:formula="of:=[.Y16]" office:value-type="float" office:value="29.25">
            <text:p>29.25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27.8303713624974">
            <text:p>27.8304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28.99">
            <text:p>28.99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7.3098913700195">
            <text:p>27.3099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20.74">
            <text:p>20.74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9.5380181791722">
            <text:p>19.5380</text:p>
          </table:table-cell>
          <table:table-cell table:style-name="ce4" table:formula="of:=[.V17]" office:value-type="float" office:value="20.94">
            <text:p>20.94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19.7264272262231">
            <text:p>19.7264</text:p>
          </table:table-cell>
          <table:table-cell table:style-name="ce4" table:formula="of:=[.Y17]" office:value-type="float" office:value="29.25">
            <text:p>29.25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27.5548231311855">
            <text:p>27.5548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28.99">
            <text:p>28.99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7.0394964059599">
            <text:p>27.0395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20.74">
            <text:p>20.74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9.344572454626">
            <text:p>19.3446</text:p>
          </table:table-cell>
          <table:table-cell table:style-name="ce4" table:formula="of:=[.V18]" office:value-type="float" office:value="20.94">
            <text:p>20.94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19.5311160655674">
            <text:p>19.5311</text:p>
          </table:table-cell>
          <table:table-cell table:style-name="ce4" table:formula="of:=[.Y18]" office:value-type="float" office:value="29.25">
            <text:p>29.25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27.2820031001837">
            <text:p>27.2820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28.99">
            <text:p>28.99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6.7717786197622">
            <text:p>26.7718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20.74">
            <text:p>20.74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9.1530420342832">
            <text:p>19.1530</text:p>
          </table:table-cell>
          <table:table-cell table:style-name="ce4" table:formula="of:=[.V19]" office:value-type="float" office:value="20.94">
            <text:p>20.94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19.3377386787796">
            <text:p>19.3377</text:p>
          </table:table-cell>
          <table:table-cell table:style-name="ce4" table:formula="of:=[.Y19]" office:value-type="float" office:value="29.25">
            <text:p>29.25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27.0118842576076">
            <text:p>27.0119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28.99">
            <text:p>28.99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6.5067115047151">
            <text:p>26.5067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20.74">
            <text:p>20.74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8.9634079547358">
            <text:p>18.9634</text:p>
          </table:table-cell>
          <table:table-cell table:style-name="ce4" table:formula="of:=[.V20]" office:value-type="float" office:value="20.94">
            <text:p>20.94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19.1462759195838">
            <text:p>19.1463</text:p>
          </table:table-cell>
          <table:table-cell table:style-name="ce4" table:formula="of:=[.Y20]" office:value-type="float" office:value="29.25">
            <text:p>29.25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26.7444398590175">
            <text:p>26.7444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28.99">
            <text:p>28.99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6.2442688165496">
            <text:p>26.2443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20.74">
            <text:p>20.74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8.7756514403325">
            <text:p>18.7757</text:p>
          </table:table-cell>
          <table:table-cell table:style-name="ce4" table:formula="of:=[.V21]" office:value-type="float" office:value="20.94">
            <text:p>20.94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18.9567088312711">
            <text:p>18.9567</text:p>
          </table:table-cell>
          <table:table-cell table:style-name="ce4" table:formula="of:=[.Y21]" office:value-type="float" office:value="29.25">
            <text:p>29.25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26.4796434247698">
            <text:p>26.479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0.917">
            <text:p>0.917</text:p>
          </table:table-cell>
          <table:table-cell office:value-type="float" office:value="10">
            <text:p>10</text:p>
          </table:table-cell>
          <table:table-cell table:formula="of:=[.C26]*1.01" office:value-type="float" office:value="1.01293848900207">
            <text:p>1.0129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958">
            <text:p>0.958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1.05822799614393">
            <text:p>1.0582</text:p>
          </table:table-cell>
          <table:table-cell table:style-name="ce3" office:value-type="float" office:value="0.939">
            <text:p>0.939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1.03724017576112">
            <text:p>1.0372</text:p>
          </table:table-cell>
          <table:table-cell table:style-name="ce3" office:value-type="float" office:value="0.957">
            <text:p>0.957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.05712337401852">
            <text:p>1.0571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0.917">
            <text:p>0.917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00290939505156">
            <text:p>1.0029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958">
            <text:p>0.958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1.04775049123162">
            <text:p>1.0478</text:p>
          </table:table-cell>
          <table:table-cell table:style-name="ce4" table:formula="of:=[.V25]" office:value-type="float" office:value="0.939">
            <text:p>0.939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1.02697047105062">
            <text:p>1.0270</text:p>
          </table:table-cell>
          <table:table-cell table:style-name="ce4" table:formula="of:=[.Y25]" office:value-type="float" office:value="0.957">
            <text:p>0.957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.04665680595893">
            <text:p>1.0467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0.917">
            <text:p>0.917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0.99297959906095">
            <text:p>0.9930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958">
            <text:p>0.958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1.0373767239917">
            <text:p>1.0374</text:p>
          </table:table-cell>
          <table:table-cell table:style-name="ce4" table:formula="of:=[.V26]" office:value-type="float" office:value="0.939">
            <text:p>0.939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1.01680244658477">
            <text:p>1.0168</text:p>
          </table:table-cell>
          <table:table-cell table:style-name="ce4" table:formula="of:=[.Y26]" office:value-type="float" office:value="0.957">
            <text:p>0.957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.03629386728607">
            <text:p>1.0363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0.917">
            <text:p>0.917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0.983148117882128">
            <text:p>0.9831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958">
            <text:p>0.958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1.02710566731852">
            <text:p>1.0271</text:p>
          </table:table-cell>
          <table:table-cell table:style-name="ce4" table:formula="of:=[.V27]" office:value-type="float" office:value="0.939">
            <text:p>0.939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1.00673509562848">
            <text:p>1.0067</text:p>
          </table:table-cell>
          <table:table-cell table:style-name="ce4" table:formula="of:=[.Y27]" office:value-type="float" office:value="0.957">
            <text:p>0.957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.02603353196641">
            <text:p>1.0260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0.917">
            <text:p>0.917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0.973413978101117">
            <text:p>0.9734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958">
            <text:p>0.958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1.01693630427576">
            <text:p>1.0169</text:p>
          </table:table-cell>
          <table:table-cell table:style-name="ce4" table:formula="of:=[.V28]" office:value-type="float" office:value="0.939">
            <text:p>0.939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0.996767421414339">
            <text:p>0.9968</text:p>
          </table:table-cell>
          <table:table-cell table:style-name="ce4" table:formula="of:=[.Y28]" office:value-type="float" office:value="0.957">
            <text:p>0.957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.01587478412516">
            <text:p>1.0159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0.917">
            <text:p>0.917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0.9637762159417">
            <text:p>0.9638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958">
            <text:p>0.958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1.0068676279958">
            <text:p>1.0069</text:p>
          </table:table-cell>
          <table:table-cell table:style-name="ce4" table:formula="of:=[.V29]" office:value-type="float" office:value="0.939">
            <text:p>0.939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0.9868984370439">
            <text:p>0.9869</text:p>
          </table:table-cell>
          <table:table-cell table:style-name="ce4" table:formula="of:=[.Y29]" office:value-type="float" office:value="0.957">
            <text:p>0.957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.0058166179457">
            <text:p>1.0058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0.917">
            <text:p>0.917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0.95423387717">
            <text:p>0.9542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958">
            <text:p>0.958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99689864158">
            <text:p>0.9969</text:p>
          </table:table-cell>
          <table:table-cell table:style-name="ce4" table:formula="of:=[.V30]" office:value-type="float" office:value="0.939">
            <text:p>0.939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0.97712716539">
            <text:p>0.9771</text:p>
          </table:table-cell>
          <table:table-cell table:style-name="ce4" table:formula="of:=[.Y30]" office:value-type="float" office:value="0.957">
            <text:p>0.957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0.99585803757">
            <text:p>0.9959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0.917">
            <text:p>0.917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0.944786017">
            <text:p>0.9448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958">
            <text:p>0.958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987028358">
            <text:p>0.9870</text:p>
          </table:table-cell>
          <table:table-cell table:style-name="ce4" table:formula="of:=[.V31]" office:value-type="float" office:value="0.939">
            <text:p>0.939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0.967452639">
            <text:p>0.9675</text:p>
          </table:table-cell>
          <table:table-cell table:style-name="ce4" table:formula="of:=[.Y31]" office:value-type="float" office:value="0.957">
            <text:p>0.957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0.985998057">
            <text:p>0.9860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0.917">
            <text:p>0.917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0.9354317">
            <text:p>0.9354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958">
            <text:p>0.958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9772558">
            <text:p>0.9773</text:p>
          </table:table-cell>
          <table:table-cell table:style-name="ce4" table:formula="of:=[.V32]" office:value-type="float" office:value="0.939">
            <text:p>0.939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0.9578739">
            <text:p>0.9579</text:p>
          </table:table-cell>
          <table:table-cell table:style-name="ce4" table:formula="of:=[.Y32]" office:value-type="float" office:value="0.957">
            <text:p>0.957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0.9762357">
            <text:p>0.9762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0.917">
            <text:p>0.917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0.92617">
            <text:p>0.9262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958">
            <text:p>0.958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96758">
            <text:p>0.9676</text:p>
          </table:table-cell>
          <table:table-cell table:style-name="ce4" table:formula="of:=[.V33]" office:value-type="float" office:value="0.939">
            <text:p>0.939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0.94839">
            <text:p>0.9484</text:p>
          </table:table-cell>
          <table:table-cell table:style-name="ce4" table:formula="of:=[.Y33]" office:value-type="float" office:value="0.957">
            <text:p>0.957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0.96657">
            <text:p>0.9666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0.917">
            <text:p>0.917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0.917">
            <text:p>0.917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958">
            <text:p>0.958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958">
            <text:p>0.9580</text:p>
          </table:table-cell>
          <table:table-cell table:style-name="ce4" table:formula="of:=[.V34]" office:value-type="float" office:value="0.939">
            <text:p>0.939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0.939">
            <text:p>0.9390</text:p>
          </table:table-cell>
          <table:table-cell table:style-name="ce4" table:formula="of:=[.Y34]" office:value-type="float" office:value="0.957">
            <text:p>0.957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0.957">
            <text:p>0.957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0.917">
            <text:p>0.917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0.907920792079208">
            <text:p>0.9079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958">
            <text:p>0.958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948514851485149">
            <text:p>0.9485</text:p>
          </table:table-cell>
          <table:table-cell table:style-name="ce4" table:formula="of:=[.V35]" office:value-type="float" office:value="0.939">
            <text:p>0.939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0.92970297029703">
            <text:p>0.9297</text:p>
          </table:table-cell>
          <table:table-cell table:style-name="ce4" table:formula="of:=[.Y35]" office:value-type="float" office:value="0.957">
            <text:p>0.957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0.947524752475248">
            <text:p>0.9475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0.917">
            <text:p>0.917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0.898931477306146">
            <text:p>0.8989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958">
            <text:p>0.958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93912361533183">
            <text:p>0.9391</text:p>
          </table:table-cell>
          <table:table-cell table:style-name="ce4" table:formula="of:=[.V36]" office:value-type="float" office:value="0.939">
            <text:p>0.939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0.920497990393099">
            <text:p>0.9205</text:p>
          </table:table-cell>
          <table:table-cell table:style-name="ce4" table:formula="of:=[.Y36]" office:value-type="float" office:value="0.957">
            <text:p>0.957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0.938143319282423">
            <text:p>0.9381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0.917">
            <text:p>0.917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0.89003116564965">
            <text:p>0.8900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958">
            <text:p>0.958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929825361714683">
            <text:p>0.9298</text:p>
          </table:table-cell>
          <table:table-cell table:style-name="ce4" table:formula="of:=[.V37]" office:value-type="float" office:value="0.939">
            <text:p>0.939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0.911384148904058">
            <text:p>0.9114</text:p>
          </table:table-cell>
          <table:table-cell table:style-name="ce4" table:formula="of:=[.Y37]" office:value-type="float" office:value="0.957">
            <text:p>0.957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0.928854771566756">
            <text:p>0.9289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0.917">
            <text:p>0.917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0.881218975890743">
            <text:p>0.8812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958">
            <text:p>0.958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920619170014538">
            <text:p>0.9206</text:p>
          </table:table-cell>
          <table:table-cell table:style-name="ce4" table:formula="of:=[.V38]" office:value-type="float" office:value="0.939">
            <text:p>0.939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0.902360543469364">
            <text:p>0.9024</text:p>
          </table:table-cell>
          <table:table-cell table:style-name="ce4" table:formula="of:=[.Y38]" office:value-type="float" office:value="0.957">
            <text:p>0.957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0.919658189670055">
            <text:p>0.9197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0.917">
            <text:p>0.917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0.872494035535389">
            <text:p>0.8725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958">
            <text:p>0.958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911504128727265">
            <text:p>0.9115</text:p>
          </table:table-cell>
          <table:table-cell table:style-name="ce4" table:formula="of:=[.V39]" office:value-type="float" office:value="0.939">
            <text:p>0.939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0.893426280662737">
            <text:p>0.8934</text:p>
          </table:table-cell>
          <table:table-cell table:style-name="ce4" table:formula="of:=[.Y39]" office:value-type="float" office:value="0.957">
            <text:p>0.957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0.910552663039659">
            <text:p>0.9106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0.917">
            <text:p>0.917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0.863855480728108">
            <text:p>0.8639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958">
            <text:p>0.958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90247933537353">
            <text:p>0.9025</text:p>
          </table:table-cell>
          <table:table-cell table:style-name="ce4" table:formula="of:=[.V40]" office:value-type="float" office:value="0.939">
            <text:p>0.939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0.8845804759037">
            <text:p>0.8846</text:p>
          </table:table-cell>
          <table:table-cell table:style-name="ce4" table:formula="of:=[.Y40]" office:value-type="float" office:value="0.957">
            <text:p>0.957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0.901537290138276">
            <text:p>0.9015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0.917">
            <text:p>0.917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0.855302456166443">
            <text:p>0.8553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958">
            <text:p>0.958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893543896409436">
            <text:p>0.8935</text:p>
          </table:table-cell>
          <table:table-cell table:style-name="ce4" table:formula="of:=[.V41]" office:value-type="float" office:value="0.939">
            <text:p>0.939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0.87582225337">
            <text:p>0.8758</text:p>
          </table:table-cell>
          <table:table-cell table:style-name="ce4" table:formula="of:=[.Y41]" office:value-type="float" office:value="0.957">
            <text:p>0.957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0.892611178354728">
            <text:p>0.8926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0.917">
            <text:p>0.917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0.84683411501628">
            <text:p>0.8468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958">
            <text:p>0.958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884696927138055">
            <text:p>0.8847</text:p>
          </table:table-cell>
          <table:table-cell table:style-name="ce4" table:formula="of:=[.V42]" office:value-type="float" office:value="0.939">
            <text:p>0.939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0.867150745910891">
            <text:p>0.8672</text:p>
          </table:table-cell>
          <table:table-cell table:style-name="ce4" table:formula="of:=[.Y42]" office:value-type="float" office:value="0.957">
            <text:p>0.957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0.883773443915573">
            <text:p>0.8838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0.917">
            <text:p>0.917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0.838449618828001">
            <text:p>0.8384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958">
            <text:p>0.958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875937551621837">
            <text:p>0.8759</text:p>
          </table:table-cell>
          <table:table-cell table:style-name="ce4" table:formula="of:=[.V43]" office:value-type="float" office:value="0.939">
            <text:p>0.939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0.858565094961278">
            <text:p>0.8586</text:p>
          </table:table-cell>
          <table:table-cell table:style-name="ce4" table:formula="of:=[.Y43]" office:value-type="float" office:value="0.957">
            <text:p>0.957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0.875023211797597">
            <text:p>0.8750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0.917">
            <text:p>0.917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0.830148137453466">
            <text:p>0.8301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958">
            <text:p>0.958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867264902595878">
            <text:p>0.8673</text:p>
          </table:table-cell>
          <table:table-cell table:style-name="ce4" table:formula="of:=[.V44]" office:value-type="float" office:value="0.939">
            <text:p>0.939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0.850064450456711">
            <text:p>0.8501</text:p>
          </table:table-cell>
          <table:table-cell table:style-name="ce4" table:formula="of:=[.Y44]" office:value-type="float" office:value="0.957">
            <text:p>0.957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0.866359615641185">
            <text:p>0.8664</text:p>
          </table:table-cell>
          <table:table-cell table:number-columns-repeated="997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102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2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2015／02／25</text:date>, <text:time>15:15:35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2-25T15:15:35.12</dc:date>
    <meta:editing-duration>P22DT10H7M2S</meta:editing-duration>
    <meta:editing-cycles>47</meta:editing-cycles>
    <meta:generator>OpenOffice/4.1.1$Win32 OpenOffice.org_project/411m6$Build-9775</meta:generator>
    <meta:document-statistic meta:table-count="5" meta:cell-count="2243" meta:object-count="0"/>
  </office:meta>
</office:document-meta>
</file>